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b2b2b2"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Times New Roman" officeooo:rsid="001d37bf" officeooo:paragraph-rsid="001d37bf"/>
    </style:style>
    <style:style style:name="P2" style:family="paragraph" style:parent-style-name="Standard">
      <style:text-properties style:font-name="Times New Roman" fo:font-weight="bold" officeooo:rsid="001d37bf" officeooo:paragraph-rsid="001d37bf" style:font-weight-asian="bold" style:font-weight-complex="bold"/>
    </style:style>
    <style:style style:name="P3" style:family="paragraph" style:parent-style-name="Standard">
      <style:text-properties style:font-name="Times New Roman" officeooo:rsid="001e2a00" officeooo:paragraph-rsid="001e2a00"/>
    </style:style>
    <style:style style:name="P4" style:family="paragraph" style:parent-style-name="Text_20_body">
      <style:paragraph-properties fo:text-align="center" style:justify-single-word="false"/>
      <style:text-properties officeooo:rsid="001e2a00" officeooo:paragraph-rsid="001e2a00"/>
    </style:style>
    <style:style style:name="P5" style:family="paragraph" style:parent-style-name="Text_20_body">
      <style:text-properties officeooo:rsid="001ebb65" officeooo:paragraph-rsid="001ebb65"/>
    </style:style>
    <style:style style:name="P6" style:family="paragraph" style:parent-style-name="Text_20_body">
      <style:paragraph-properties fo:text-align="center" style:justify-single-word="false"/>
      <style:text-properties officeooo:rsid="001fbbe0" officeooo:paragraph-rsid="001fbbe0"/>
    </style:style>
    <style:style style:name="P7" style:family="paragraph" style:parent-style-name="Text_20_body">
      <style:text-properties officeooo:rsid="0021709a" officeooo:paragraph-rsid="0021709a"/>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text-properties style:font-name="Times New Roman"/>
    </style:style>
    <style:style style:name="P10" style:family="paragraph" style:parent-style-name="Footer">
      <style:paragraph-properties fo:text-align="center" style:justify-single-word="false"/>
      <style:text-properties style:font-name="Times New Roman"/>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able_20_Contents">
      <style:text-properties style:font-name="Times New Roman1" officeooo:rsid="00210b00" officeooo:paragraph-rsid="00210b00" style:font-size-asian="10.5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25b90f"/>
    </style:style>
    <style:style style:name="T5" style:family="text">
      <style:text-properties officeooo:rsid="002614a1"/>
    </style:style>
    <style:style style:name="Sect1" style:family="section">
      <style:section-properties style:editable="false">
        <style:columns fo:column-count="1" fo:column-gap="0in"/>
      </style:section-properties>
    </style:style>
  </office:automatic-styles>
  <office:body>
    <office:text text:use-soft-page-breaks="true">
      <text:variable-decls>
        <text:variable-decl office:value-type="float" text:name="Project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se Arnold</text:p>
      <text:p text:style-name="P2"><text:reference-mark-start text:name="Title"/>P<text:span text:style-name="T4">yTD</text:span><text:reference-mark-end text:name="Title"/><text:span text:style-name="T3"> (Working Title)</text:span></text:p>
      <text:p text:style-name="P1">Game 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hase Arnold</text:p>
      <text:p text:style-name="P1">Date: (11/19/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text:a xlink:type="simple" xlink:href="#__RefHeading___Toc226_1358341766" text:style-name="Index_20_Link" text:visited-style-name="Index_20_Link">PyTD<text:tab/>3</text:a></text:p>
          <text:p text:style-name="P13"><text:a xlink:type="simple" xlink:href="#__RefHeading___Toc236_1358341766" text:style-name="Index_20_Link" text:visited-style-name="Index_20_Link">Hardware<text:tab/>4</text:a></text:p>
          <text:p text:style-name="P11"><text:a xlink:type="simple" xlink:href="#__RefHeading___Toc238_1358341766" text:style-name="Index_20_Link" text:visited-style-name="Index_20_Link">Input<text:tab/>4</text:a></text:p>
          <text:p text:style-name="P11"><text:a xlink:type="simple" xlink:href="#__RefHeading___Toc240_1358341766" text:style-name="Index_20_Link" text:visited-style-name="Index_20_Link">Output<text:tab/>4</text:a></text:p>
          <text:p text:style-name="P13"><text:a xlink:type="simple" xlink:href="#__RefHeading___Toc242_1358341766" text:style-name="Index_20_Link" text:visited-style-name="Index_20_Link">Software<text:tab/>5</text:a></text:p>
          <text:p text:style-name="P11"><text:a xlink:type="simple" xlink:href="#__RefHeading___Toc244_1358341766" text:style-name="Index_20_Link" text:visited-style-name="Index_20_Link">Language<text:tab/>5</text:a></text:p>
          <text:p text:style-name="P11"><text:a xlink:type="simple" xlink:href="#__RefHeading___Toc246_1358341766" text:style-name="Index_20_Link" text:visited-style-name="Index_20_Link">Dependencies<text:tab/>5</text:a></text:p>
          <text:p text:style-name="P13"><text:a xlink:type="simple" xlink:href="#__RefHeading___Toc272_1358341766" text:style-name="Index_20_Link" text:visited-style-name="Index_20_Link">Game Overview<text:tab/>6</text:a></text:p>
          <text:p text:style-name="P11"><text:a xlink:type="simple" xlink:href="#__RefHeading___Toc274_1358341766" text:style-name="Index_20_Link" text:visited-style-name="Index_20_Link">Game Concept<text:tab/>6</text:a></text:p>
        </text:index-body>
      </text:table-of-content>
      <text:p text:style-name="P3"/>
      <text:h text:style-name="P9" text:outline-level="1"><text:bookmark-start text:name="__RefHeading___Toc226_1358341766"/><text:reference-ref text:reference-format="text" text:ref-name="Title">PyTD</text:reference-ref><text:bookmark-end text:name="__RefHeading___Toc226_1358341766"/></text:h>
      <text:p text:style-name="P4"><text:span text:style-name="T1">A </text:span><text:span text:style-name="T2">unique</text:span><text:span text:style-name="T1"> Tower Defense game.</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6"><text:span text:style-name="T1">By: Chase Arnold</text:span></text:p>
      <text:h text:style-name="P8" text:outline-level="1"><text:bookmark-start text:name="__RefHeading___Toc236_1358341766"/>Hardware<text:bookmark-end text:name="__RefHeading___Toc236_1358341766"/></text:h>
      <text:p text:style-name="Horizontal_20_Line"/>
      <text:h text:style-name="Heading_20_2" text:outline-level="2"><text:bookmark-start text:name="__RefHeading___Toc238_1358341766"/>Input<text:bookmark-end text:name="__RefHeading___Toc238_1358341766"/></text:h>
      <text:p text:style-name="P5">Mouse and keyboard will be the primary and possibly only input. Gamepad support may come in the future, but originally it will not be designed around gamepad's use.</text:p>
      <text:p text:style-name="P5"/>
      <text:p text:style-name="P5"/>
      <text:h text:style-name="Heading_20_2" text:outline-level="2"><text:bookmark-start text:name="__RefHeading___Toc240_1358341766"/>Output<text:bookmark-end text:name="__RefHeading___Toc240_1358341766"/></text:h>
      <text:p text:style-name="P5">This should run on most current distributions of GNU/Linux, Windows, and Mac. Any system that supports Python 2.7 and the required libraries should be able to run the game.</text:p>
      <text:h text:style-name="P8" text:outline-level="1"><text:bookmark-start text:name="__RefHeading___Toc242_1358341766"/>Software<text:bookmark-end text:name="__RefHeading___Toc242_1358341766"/></text:h>
      <text:p text:style-name="Horizontal_20_Line"/>
      <text:h text:style-name="Heading_20_2" text:outline-level="2"><text:bookmark-start text:name="__RefHeading___Toc244_1358341766"/>Language<text:bookmark-end text:name="__RefHeading___Toc244_1358341766"/></text:h>
      <text:p text:style-name="P5">The game is written for Python 2.7, specifically, 2.7.10. Other sub-versions of 2.7 should work fine though.</text:p>
      <text:h text:style-name="Heading_20_2" text:outline-level="2"><text:bookmark-start text:name="__RefHeading___Toc246_1358341766"/>Dependencies<text:bookmark-end text:name="__RefHeading___Toc246_1358341766"/></text:h>
      <text:p text:style-name="Text_20_body"/>
      <table:table table:name="Table1" table:style-name="Table1">
        <table:table-column table:style-name="Table1.A" table:number-columns-repeated="3"/>
        <table:table-row>
          <table:table-cell table:style-name="Table1.A1" office:value-type="string">
            <text:p text:style-name="P12">Name:</text:p>
          </table:table-cell>
          <table:table-cell table:style-name="Table1.A1" office:value-type="string">
            <text:p text:style-name="P12">Tested Version:</text:p>
          </table:table-cell>
          <table:table-cell table:style-name="Table1.C1" office:value-type="string">
            <text:p text:style-name="P12">To Install:</text:p>
          </table:table-cell>
        </table:table-row>
        <table:table-row>
          <table:table-cell table:style-name="Table1.A2" office:value-type="string">
            <text:p text:style-name="P12">Pygame</text:p>
          </table:table-cell>
          <table:table-cell table:style-name="Table1.A2" office:value-type="string">
            <text:p text:style-name="P12">1.9.1</text:p>
          </table:table-cell>
          <table:table-cell table:style-name="Table1.C2" office:value-type="string">
            <text:p text:style-name="P12">http://www.pygame.org/download.shtml</text:p>
          </table:table-cell>
        </table:table-row>
        <table:table-row>
          <table:table-cell table:style-name="Table1.A2" office:value-type="string">
            <text:p text:style-name="P12">PyYAML</text:p>
          </table:table-cell>
          <table:table-cell table:style-name="Table1.A2" office:value-type="string">
            <text:p text:style-name="P12">3.11</text:p>
          </table:table-cell>
          <table:table-cell table:style-name="Table1.C3" office:value-type="string">
            <text:p text:style-name="P12">$ pip install pyYaml</text:p>
          </table:table-cell>
        </table:table-row>
      </table:table>
      <text:p text:style-name="P5"/>
      <text:h text:style-name="P8" text:outline-level="1"><text:bookmark-start text:name="__RefHeading___Toc272_1358341766"/>Game Overview<text:bookmark-end text:name="__RefHeading___Toc272_1358341766"/></text:h>
      <text:p text:style-name="Horizontal_20_Line"/>
      <text:h text:style-name="Heading_20_2" text:outline-level="2"><text:bookmark-start text:name="__RefHeading___Toc274_1358341766"/>Game Concept<text:bookmark-end text:name="__RefHeading___Toc274_1358341766"/></text:h>
      <text:p text:style-name="P7"><text:tab/><text:reference-ref text:reference-format="text" text:ref-name="Title">PyTD</text:reference-ref> <text:span text:style-name="T5">is a tower defense game at heart. Players will have a city at the center of each level, and be in control of it's defenses. The player will order structure to be built, and townsfolk will come out of the city's walls to build them. Townsfolk are effectively invincible as enemies won't attack them, the challenge comes out of having enough of them or managing them correctly to build the desired defenses.</text:span></text:p>
      <text:p text:style-name="P7"><text:tab/><text:span text:style-name="T5">Enemies come out of predefined enemy strongholds (caves, camps, off-screen, etc.) and head in the most direct path possible to the city. If the enemies reach it, townsfolk die in some yet undefined ratio. The game ends when there are not any townsfolk left.</text:span></text:p>
      <text:p text:style-name="P7"><text:tab/><text:span text:style-name="T5">The purpose of building the structures is to repel the enemies until they stop coming (all the waves are over). When enemies die they will drop money and possibly some other rewards. Nearby villagers will run out to collect these, as they can then be used to build and upgrade city defenses. The game is won if the player can hold off long enough to survive all waves, the score is taken from the remaining townsfolk after this point is reac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4:19:55.271000000</meta:creation-date>
    <dc:date>2015-11-19T15:33:41.724000000</dc:date>
    <meta:editing-duration>PT53M33S</meta:editing-duration>
    <meta:editing-cycles>9</meta:editing-cycles>
    <meta:generator>LibreOffice/5.0.1.2$Windows_x86 LibreOffice_project/81898c9f5c0d43f3473ba111d7b351050be20261</meta:generator>
    <meta:document-statistic meta:table-count="1" meta:image-count="0" meta:object-count="0" meta:page-count="6" meta:paragraph-count="42" meta:word-count="341" meta:character-count="1981" meta:non-whitespace-character-count="1679"/>
  </office:meta>
</office:document-meta>
</file>